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dbb6" officeooo:paragraph-rsid="0014dbb6" style:font-weight-asian="bold" style:font-weight-complex="bold"/>
    </style:style>
    <style:style style:name="P2" style:family="paragraph" style:parent-style-name="Standard">
      <style:text-properties fo:font-weight="bold" officeooo:rsid="0013ee0b" officeooo:paragraph-rsid="0013ee0b" style:font-weight-asian="bold" style:font-weight-complex="bold"/>
    </style:style>
    <style:style style:name="P3" style:family="paragraph" style:parent-style-name="Standard">
      <style:text-properties fo:font-weight="bold" officeooo:rsid="00223e60" officeooo:paragraph-rsid="00223e60" style:font-weight-asian="bold" style:font-weight-complex="bold"/>
    </style:style>
    <style:style style:name="P4" style:family="paragraph" style:parent-style-name="Standard">
      <style:text-properties fo:font-weight="bold" officeooo:rsid="002370c0" officeooo:paragraph-rsid="002370c0" style:font-weight-asian="bold" style:font-weight-complex="bold"/>
    </style:style>
    <style:style style:name="P5" style:family="paragraph" style:parent-style-name="Standard">
      <style:text-properties fo:font-weight="bold" officeooo:rsid="001cb5c4" officeooo:paragraph-rsid="002563ef" style:font-weight-asian="bold" style:font-weight-complex="bold"/>
    </style:style>
    <style:style style:name="P6" style:family="paragraph" style:parent-style-name="Standard">
      <style:text-properties fo:font-weight="bold" officeooo:rsid="002c9257" officeooo:paragraph-rsid="002c9257" style:font-weight-asian="bold" style:font-weight-complex="bold"/>
    </style:style>
    <style:style style:name="P7" style:family="paragraph" style:parent-style-name="Standard">
      <style:text-properties fo:font-weight="bold" officeooo:rsid="00335031" officeooo:paragraph-rsid="00335031" style:font-weight-asian="bold" style:font-weight-complex="bold"/>
    </style:style>
    <style:style style:name="P8" style:family="paragraph" style:parent-style-name="Standard">
      <style:text-properties fo:font-weight="bold" officeooo:rsid="003661ef" officeooo:paragraph-rsid="003661ef" style:font-weight-asian="bold" style:font-weight-complex="bold"/>
    </style:style>
    <style:style style:name="P9" style:family="paragraph" style:parent-style-name="Standard">
      <style:text-properties fo:font-weight="bold" officeooo:rsid="00385c63" officeooo:paragraph-rsid="00385c63" style:font-weight-asian="bold" style:font-weight-complex="bold"/>
    </style:style>
    <style:style style:name="P10" style:family="paragraph" style:parent-style-name="Standard">
      <style:text-properties fo:font-weight="bold" officeooo:rsid="0013ee0b" officeooo:paragraph-rsid="0013ee0b" fo:background-color="#ffff00" style:font-weight-asian="bold" style:font-weight-complex="bold"/>
    </style:style>
    <style:style style:name="P11" style:family="paragraph" style:parent-style-name="Standard">
      <style:text-properties fo:font-weight="bold" officeooo:rsid="00153add" officeooo:paragraph-rsid="00153add" fo:background-color="#ffff00" style:font-weight-asian="bold" style:font-weight-complex="bold"/>
    </style:style>
    <style:style style:name="P12" style:family="paragraph" style:parent-style-name="Standard">
      <style:text-properties fo:font-weight="bold" officeooo:rsid="00181b43" officeooo:paragraph-rsid="00181b43" fo:background-color="#ffff00" style:font-weight-asian="bold" style:font-weight-complex="bold"/>
    </style:style>
    <style:style style:name="P13" style:family="paragraph" style:parent-style-name="Standard">
      <style:text-properties fo:font-weight="bold" officeooo:rsid="001cb5c4" officeooo:paragraph-rsid="001cb5c4" fo:background-color="#ffff0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316929" officeooo:paragraph-rsid="00316929" fo:background-color="#ffff00" style:font-weight-asian="bold" style:font-weight-complex="bold"/>
    </style:style>
    <style:style style:name="P15" style:family="paragraph" style:parent-style-name="Standard">
      <style:text-properties fo:font-weight="bold" officeooo:rsid="00323bcd" officeooo:paragraph-rsid="00323bcd" fo:background-color="#ffff00" style:font-weight-asian="bold" style:font-weight-complex="bold"/>
    </style:style>
    <style:style style:name="P16" style:family="paragraph" style:parent-style-name="Standard">
      <style:text-properties fo:font-weight="normal" officeooo:rsid="0013ee0b" officeooo:paragraph-rsid="0013ee0b" style:font-weight-asian="normal" style:font-weight-complex="normal"/>
    </style:style>
    <style:style style:name="P17" style:family="paragraph" style:parent-style-name="Standard">
      <style:text-properties fo:font-weight="normal" officeooo:rsid="00153add" officeooo:paragraph-rsid="00153add" style:font-weight-asian="normal" style:font-weight-complex="normal"/>
    </style:style>
    <style:style style:name="P18" style:family="paragraph" style:parent-style-name="Standard">
      <style:text-properties fo:font-weight="normal" officeooo:rsid="0016d408" officeooo:paragraph-rsid="0016d408" style:font-weight-asian="normal" style:font-weight-complex="normal"/>
    </style:style>
    <style:style style:name="P19" style:family="paragraph" style:parent-style-name="Standard">
      <style:text-properties fo:font-weight="normal" officeooo:rsid="00174996" officeooo:paragraph-rsid="00174996" style:font-weight-asian="normal" style:font-weight-complex="normal"/>
    </style:style>
    <style:style style:name="P20" style:family="paragraph" style:parent-style-name="Standard">
      <style:text-properties fo:font-weight="normal" officeooo:rsid="001a18b7" officeooo:paragraph-rsid="001a18b7" style:font-weight-asian="normal" style:font-weight-complex="normal"/>
    </style:style>
    <style:style style:name="P21" style:family="paragraph" style:parent-style-name="Standard">
      <style:text-properties fo:font-weight="normal" officeooo:rsid="001a8a67" officeooo:paragraph-rsid="001a8a67" style:font-weight-asian="normal" style:font-weight-complex="normal"/>
    </style:style>
    <style:style style:name="P22" style:family="paragraph" style:parent-style-name="Standard">
      <style:text-properties fo:font-weight="normal" officeooo:rsid="001b1fea" officeooo:paragraph-rsid="001b1fea" style:font-weight-asian="normal" style:font-weight-complex="normal"/>
    </style:style>
    <style:style style:name="P23" style:family="paragraph" style:parent-style-name="Standard">
      <style:text-properties fo:font-weight="normal" officeooo:rsid="001cfa90" officeooo:paragraph-rsid="001cfa90" style:font-weight-asian="normal" style:font-weight-complex="normal"/>
    </style:style>
    <style:style style:name="P24" style:family="paragraph" style:parent-style-name="Standard">
      <style:text-properties fo:font-weight="normal" officeooo:rsid="001e4d0f" officeooo:paragraph-rsid="001e4d0f" style:font-weight-asian="normal" style:font-weight-complex="normal"/>
    </style:style>
    <style:style style:name="P25" style:family="paragraph" style:parent-style-name="Standard">
      <style:text-properties fo:font-weight="normal" officeooo:rsid="001fb9bd" officeooo:paragraph-rsid="001fb9bd" style:font-weight-asian="normal" style:font-weight-complex="normal"/>
    </style:style>
    <style:style style:name="P26" style:family="paragraph" style:parent-style-name="Standard">
      <style:text-properties fo:font-weight="normal" officeooo:rsid="00215967" officeooo:paragraph-rsid="00215967" style:font-weight-asian="normal" style:font-weight-complex="normal"/>
    </style:style>
    <style:style style:name="P27" style:family="paragraph" style:parent-style-name="Standard">
      <style:text-properties fo:font-weight="normal" officeooo:rsid="00223e60" officeooo:paragraph-rsid="00223e60" style:font-weight-asian="normal" style:font-weight-complex="normal"/>
    </style:style>
    <style:style style:name="P28" style:family="paragraph" style:parent-style-name="Standard">
      <style:text-properties fo:font-weight="normal" officeooo:rsid="002370c0" officeooo:paragraph-rsid="002370c0" style:font-weight-asian="normal" style:font-weight-complex="normal"/>
    </style:style>
    <style:style style:name="P29" style:family="paragraph" style:parent-style-name="Standard">
      <style:text-properties fo:font-weight="normal" officeooo:rsid="002370c0" officeooo:paragraph-rsid="0028eab0" style:font-weight-asian="normal" style:font-weight-complex="normal"/>
    </style:style>
    <style:style style:name="P30" style:family="paragraph" style:parent-style-name="Standard">
      <style:text-properties fo:font-weight="normal" officeooo:rsid="0026ffc5" officeooo:paragraph-rsid="0026ffc5" style:font-weight-asian="normal" style:font-weight-complex="normal"/>
    </style:style>
    <style:style style:name="P31" style:family="paragraph" style:parent-style-name="Standard">
      <style:text-properties fo:font-weight="normal" officeooo:rsid="0028261e" officeooo:paragraph-rsid="0028261e" style:font-weight-asian="normal" style:font-weight-complex="normal"/>
    </style:style>
    <style:style style:name="P32" style:family="paragraph" style:parent-style-name="Standard">
      <style:text-properties fo:font-weight="normal" officeooo:rsid="0028261e" officeooo:paragraph-rsid="0028eab0" style:font-weight-asian="normal" style:font-weight-complex="normal"/>
    </style:style>
    <style:style style:name="P33" style:family="paragraph" style:parent-style-name="Standard">
      <style:text-properties fo:font-weight="normal" officeooo:rsid="0028eab0" officeooo:paragraph-rsid="0028eab0" style:font-weight-asian="normal" style:font-weight-complex="normal"/>
    </style:style>
    <style:style style:name="P34" style:family="paragraph" style:parent-style-name="Standard">
      <style:text-properties fo:font-weight="normal" officeooo:rsid="0028fe34" officeooo:paragraph-rsid="0028fe34" style:font-weight-asian="normal" style:font-weight-complex="normal"/>
    </style:style>
    <style:style style:name="P35" style:family="paragraph" style:parent-style-name="Standard">
      <style:text-properties fo:font-weight="normal" officeooo:rsid="0029446a" officeooo:paragraph-rsid="0029446a" style:font-weight-asian="normal" style:font-weight-complex="normal"/>
    </style:style>
    <style:style style:name="P36" style:family="paragraph" style:parent-style-name="Standard">
      <style:text-properties fo:font-weight="normal" officeooo:rsid="002b6972" officeooo:paragraph-rsid="002b6972" style:font-weight-asian="normal" style:font-weight-complex="normal"/>
    </style:style>
    <style:style style:name="P37" style:family="paragraph" style:parent-style-name="Standard">
      <style:text-properties fo:font-weight="normal" officeooo:rsid="002c64c0" officeooo:paragraph-rsid="002c64c0" style:font-weight-asian="normal" style:font-weight-complex="normal"/>
    </style:style>
    <style:style style:name="P38" style:family="paragraph" style:parent-style-name="Standard">
      <style:text-properties fo:font-weight="normal" officeooo:rsid="002e6f8a" officeooo:paragraph-rsid="002e6f8a" style:font-weight-asian="normal" style:font-weight-complex="normal"/>
    </style:style>
    <style:style style:name="P39" style:family="paragraph" style:parent-style-name="Standard">
      <style:text-properties fo:font-weight="normal" officeooo:rsid="002f70af" officeooo:paragraph-rsid="002f70af" style:font-weight-asian="normal" style:font-weight-complex="normal"/>
    </style:style>
    <style:style style:name="P40" style:family="paragraph" style:parent-style-name="Standard">
      <style:text-properties fo:font-weight="normal" officeooo:rsid="002f70af" officeooo:paragraph-rsid="00316929" style:font-weight-asian="normal" style:font-weight-complex="normal"/>
    </style:style>
    <style:style style:name="P41" style:family="paragraph" style:parent-style-name="Standard">
      <style:text-properties fo:font-weight="normal" officeooo:rsid="0024527a" officeooo:paragraph-rsid="002563ef" style:font-weight-asian="normal" style:font-weight-complex="normal"/>
    </style:style>
    <style:style style:name="P42" style:family="paragraph" style:parent-style-name="Standard">
      <style:text-properties fo:font-weight="normal" officeooo:rsid="00323bcd" officeooo:paragraph-rsid="00323bcd" style:font-weight-asian="normal" style:font-weight-complex="normal"/>
    </style:style>
    <style:style style:name="P43" style:family="paragraph" style:parent-style-name="Standard">
      <style:text-properties fo:font-weight="normal" officeooo:rsid="00335031" officeooo:paragraph-rsid="00335031" style:font-weight-asian="normal" style:font-weight-complex="normal"/>
    </style:style>
    <style:style style:name="P44" style:family="paragraph" style:parent-style-name="Standard">
      <style:text-properties fo:font-weight="normal" officeooo:rsid="0034e0c0" officeooo:paragraph-rsid="0034e0c0" style:font-weight-asian="normal" style:font-weight-complex="normal"/>
    </style:style>
    <style:style style:name="P45" style:family="paragraph" style:parent-style-name="Standard">
      <style:text-properties fo:font-weight="normal" officeooo:rsid="003661ef" officeooo:paragraph-rsid="003661ef" style:font-weight-asian="normal" style:font-weight-complex="normal"/>
    </style:style>
    <style:style style:name="P46" style:family="paragraph" style:parent-style-name="Standard">
      <style:text-properties fo:font-weight="normal" officeooo:rsid="00385c63" officeooo:paragraph-rsid="00385c63" style:font-weight-asian="normal" style:font-weight-complex="normal"/>
    </style:style>
    <style:style style:name="P47" style:family="paragraph" style:parent-style-name="Standard">
      <style:text-properties fo:font-size="10pt" fo:font-weight="normal" officeooo:rsid="001a8a67" officeooo:paragraph-rsid="001a8a67" style:font-size-asian="10pt" style:font-weight-asian="normal" style:font-size-complex="10pt" style:font-weight-complex="normal"/>
    </style:style>
    <style:style style:name="P48" style:family="paragraph" style:parent-style-name="Standard">
      <style:text-properties fo:font-size="10pt" fo:font-weight="normal" officeooo:rsid="00223e60" officeooo:paragraph-rsid="00223e60" style:font-size-asian="10pt" style:font-weight-asian="normal" style:font-size-complex="10pt" style:font-weight-complex="normal"/>
    </style:style>
    <style:style style:name="P49" style:family="paragraph" style:parent-style-name="Standard">
      <style:text-properties officeooo:paragraph-rsid="003661ef"/>
    </style:style>
    <style:style style:name="P50" style:family="paragraph" style:parent-style-name="Standard">
      <style:text-properties fo:font-weight="normal" officeooo:rsid="0034e0c0" officeooo:paragraph-rsid="0034e0c0" style:font-weight-asian="normal" style:font-weight-complex="normal"/>
    </style:style>
    <style:style style:name="P51" style:family="paragraph" style:parent-style-name="Standard">
      <style:text-properties fo:font-weight="normal" officeooo:rsid="003661ef" officeooo:paragraph-rsid="003661ef" style:font-weight-asian="normal" style:font-weight-complex="normal"/>
    </style:style>
    <style:style style:name="P52" style:family="paragraph" style:parent-style-name="Standard">
      <style:text-properties fo:font-weight="normal" officeooo:rsid="003661ef" officeooo:paragraph-rsid="003c7a9e" style:font-weight-asian="normal" style:font-weight-complex="normal"/>
    </style:style>
    <style:style style:name="P53" style:family="paragraph" style:parent-style-name="Standard">
      <style:text-properties fo:font-weight="normal" officeooo:rsid="00393398" officeooo:paragraph-rsid="00393398" style:font-weight-asian="normal" style:font-weight-complex="normal"/>
    </style:style>
    <style:style style:name="P54" style:family="paragraph" style:parent-style-name="Standard">
      <style:text-properties fo:font-weight="normal" officeooo:rsid="00393398" officeooo:paragraph-rsid="003c7a9e" style:font-weight-asian="normal" style:font-weight-complex="normal"/>
    </style:style>
    <style:style style:name="P55" style:family="paragraph" style:parent-style-name="Standard">
      <style:text-properties fo:font-weight="normal" officeooo:rsid="00153add" officeooo:paragraph-rsid="00153add" style:font-weight-asian="normal" style:font-weight-complex="normal"/>
    </style:style>
    <style:style style:name="P56" style:family="paragraph" style:parent-style-name="Standard">
      <style:text-properties fo:font-weight="normal" officeooo:rsid="002f70af" officeooo:paragraph-rsid="003b6bb8" style:font-weight-asian="normal" style:font-weight-complex="normal"/>
    </style:style>
    <style:style style:name="P57" style:family="paragraph" style:parent-style-name="Standard">
      <style:text-properties fo:font-weight="normal" officeooo:rsid="003c7a9e" officeooo:paragraph-rsid="003c7a9e" style:font-weight-asian="normal" style:font-weight-complex="normal"/>
    </style:style>
    <style:style style:name="P58" style:family="paragraph" style:parent-style-name="Standard">
      <style:text-properties fo:font-weight="normal" officeooo:rsid="003dd8a1" officeooo:paragraph-rsid="003dd8a1" style:font-weight-asian="normal" style:font-weight-complex="normal"/>
    </style:style>
    <style:style style:name="P59" style:family="paragraph" style:parent-style-name="Standard">
      <style:text-properties fo:font-weight="normal" officeooo:rsid="003eb217" officeooo:paragraph-rsid="003eb217" style:font-weight-asian="normal" style:font-weight-complex="normal"/>
    </style:style>
    <style:style style:name="P60" style:family="paragraph" style:parent-style-name="Standard">
      <style:text-properties fo:font-weight="normal" officeooo:rsid="0040a652" officeooo:paragraph-rsid="0040a652" style:font-weight-asian="normal" style:font-weight-complex="normal"/>
    </style:style>
    <style:style style:name="P61" style:family="paragraph" style:parent-style-name="Standard">
      <style:text-properties fo:font-weight="normal" officeooo:rsid="004279ba" officeooo:paragraph-rsid="004279ba" style:font-weight-asian="normal" style:font-weight-complex="normal"/>
    </style:style>
    <style:style style:name="P62" style:family="paragraph" style:parent-style-name="Standard">
      <style:text-properties fo:font-weight="normal" officeooo:rsid="0047b2ac" officeooo:paragraph-rsid="0047b2ac" style:font-weight-asian="normal" style:font-weight-complex="normal"/>
    </style:style>
    <style:style style:name="P63" style:family="paragraph" style:parent-style-name="Standard">
      <style:text-properties fo:font-weight="normal" officeooo:rsid="0047cd39" officeooo:paragraph-rsid="0047cd39" style:font-weight-asian="normal" style:font-weight-complex="normal"/>
    </style:style>
    <style:style style:name="P64" style:family="paragraph" style:parent-style-name="Standard">
      <style:text-properties fo:font-weight="normal" officeooo:rsid="0049e8b0" officeooo:paragraph-rsid="0049e8b0" style:font-weight-asian="normal" style:font-weight-complex="normal"/>
    </style:style>
    <style:style style:name="P65" style:family="paragraph" style:parent-style-name="Standard">
      <style:text-properties fo:font-weight="normal" officeooo:rsid="00323bcd" officeooo:paragraph-rsid="00323bcd" style:font-weight-asian="normal" style:font-weight-complex="normal"/>
    </style:style>
    <style:style style:name="P66" style:family="paragraph" style:parent-style-name="Standard">
      <style:text-properties fo:font-weight="bold" officeooo:rsid="0039cd4d" officeooo:paragraph-rsid="0039cd4d" style:font-weight-asian="bold" style:font-weight-complex="bold"/>
    </style:style>
    <style:style style:name="P67" style:family="paragraph" style:parent-style-name="Standard">
      <style:text-properties fo:font-weight="bold" officeooo:rsid="0013ee0b" officeooo:paragraph-rsid="0013ee0b" style:font-weight-asian="bold" style:font-weight-complex="bold"/>
    </style:style>
    <style:style style:name="P68" style:family="paragraph" style:parent-style-name="Standard">
      <style:text-properties fo:font-weight="bold" officeooo:rsid="003c7a9e" officeooo:paragraph-rsid="003c7a9e" style:font-weight-asian="bold" style:font-weight-complex="bold"/>
    </style:style>
    <style:style style:name="P69" style:family="paragraph" style:parent-style-name="Standard">
      <style:text-properties fo:font-weight="bold" officeooo:rsid="004608c3" officeooo:paragraph-rsid="004608c3" style:font-weight-asian="bold" style:font-weight-complex="bold"/>
    </style:style>
    <style:style style:name="P70" style:family="paragraph" style:parent-style-name="Standard">
      <style:text-properties fo:font-weight="bold" officeooo:rsid="004a9100" officeooo:paragraph-rsid="004a9100" style:font-weight-asian="bold" style:font-weight-complex="bold"/>
    </style:style>
    <style:style style:name="P71" style:family="paragraph" style:parent-style-name="Standard">
      <style:text-properties fo:font-weight="bold" officeooo:rsid="004dfb98" officeooo:paragraph-rsid="004dfb98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weight="bold" officeooo:rsid="003b6bb8" officeooo:paragraph-rsid="003b6bb8" fo:background-color="#ffff00" style:font-weight-asian="bold" style:font-weight-complex="bold"/>
    </style:style>
    <style:style style:name="P73" style:family="paragraph" style:parent-style-name="Standard">
      <style:text-properties fo:font-weight="bold" officeooo:rsid="0013ee0b" officeooo:paragraph-rsid="0013ee0b" fo:background-color="#ffff00" style:font-weight-asian="bold" style:font-weight-complex="bold"/>
    </style:style>
    <style:style style:name="P74" style:family="paragraph" style:parent-style-name="Standard">
      <style:text-properties officeooo:paragraph-rsid="003661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fa90" style:font-weight-asian="normal" style:font-weight-complex="normal"/>
    </style:style>
    <style:style style:name="T3" style:family="text">
      <style:text-properties fo:font-weight="normal" officeooo:rsid="001e4d0f" style:font-weight-asian="normal" style:font-weight-complex="normal"/>
    </style:style>
    <style:style style:name="T4" style:family="text">
      <style:text-properties fo:font-weight="normal" officeooo:rsid="002e6f8a" style:font-weight-asian="normal" style:font-weight-complex="normal"/>
    </style:style>
    <style:style style:name="T5" style:family="text">
      <style:text-properties fo:font-weight="normal" officeooo:rsid="003107db" style:font-weight-asian="normal" style:font-weight-complex="normal"/>
    </style:style>
    <style:style style:name="T6" style:family="text">
      <style:text-properties fo:font-weight="normal" officeooo:rsid="003661ef" style:font-weight-asian="normal" style:font-weight-complex="normal"/>
    </style:style>
    <style:style style:name="T7" style:family="text">
      <style:text-properties fo:font-weight="normal" officeooo:rsid="00393398" style:font-weight-asian="normal" style:font-weight-complex="normal"/>
    </style:style>
    <style:style style:name="T8" style:family="text">
      <style:text-properties officeooo:rsid="001a8a67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a8a67" style:font-size-asian="10pt" style:font-size-complex="10pt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3107db" fo:background-color="#ffff00" loext:char-shading-value="0"/>
    </style:style>
    <style:style style:name="T13" style:family="text">
      <style:text-properties officeooo:rsid="0028261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661ef" style:font-weight-asian="bold" style:font-weight-complex="bold"/>
    </style:style>
    <style:style style:name="T16" style:family="text">
      <style:text-properties fo:font-weight="bold" fo:background-color="#ffff00" loext:char-shading-value="0" style:font-weight-asian="bold" style:font-weight-complex="bold"/>
    </style:style>
    <style:style style:name="T17" style:family="text">
      <style:text-properties fo:font-weight="bold" officeooo:rsid="002b6972" fo:background-color="#ffff00" loext:char-shading-value="0" style:font-weight-asian="bold" style:font-weight-complex="bold"/>
    </style:style>
    <style:style style:name="T18" style:family="text">
      <style:text-properties officeooo:rsid="002b0db5"/>
    </style:style>
    <style:style style:name="T19" style:family="text">
      <style:text-properties officeooo:rsid="002b6972"/>
    </style:style>
    <style:style style:name="T20" style:family="text">
      <style:text-properties officeooo:rsid="002eb117"/>
    </style:style>
    <style:style style:name="T21" style:family="text">
      <style:text-properties fo:color="#000000" loext:opacity="100%" style:font-name="Menlo-Regular" fo:font-size="13pt" style:font-size-asian="13pt"/>
    </style:style>
    <style:style style:name="T22" style:family="text">
      <style:text-properties officeooo:rsid="004279ba"/>
    </style:style>
    <style:style style:name="T23" style:family="text">
      <style:text-properties officeooo:rsid="004459a6"/>
    </style:style>
    <style:style style:name="T24" style:family="text">
      <style:text-properties officeooo:rsid="0047cd39"/>
    </style:style>
    <style:style style:name="T25" style:family="text">
      <style:text-properties officeooo:rsid="004875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Jenkins:</text:p>
      <text:p text:style-name="P57">User: <text:s/>admin</text:p>
      <text:p text:style-name="P57">Password: <text:a xlink:type="simple" xlink:href="mailto:hN5N1K1%5Edy@8" text:style-name="Internet_20_link" text:visited-style-name="Visited_20_Internet_20_Link">hN5N1K1^dy@8</text:a></text:p>
      <text:p text:style-name="P57"/>
      <text:p text:style-name="P68">Tomcat:</text:p>
      <text:p text:style-name="P54">User: admin</text:p>
      <text:p text:style-name="P54">password: admin</text:p>
      <text:p text:style-name="P52"/>
      <text:p text:style-name="P54">User: tomcat</text:p>
      <text:p text:style-name="P54">pass: s3cret</text:p>
      <text:p text:style-name="P10"/>
      <text:p text:style-name="P10">Installation and setup:</text:p>
      <text:p text:style-name="P2"/>
      <text:p text:style-name="P1">Server side:</text:p>
      <text:p text:style-name="P16">AWS Amazon Linux 2 → Don’t install the last version (2023) install the previous one, the rest leave by default.</text:p>
      <text:p text:style-name="P16">Open port 8080</text:p>
      <text:p text:style-name="P2"/>
      <text:p text:style-name="P16">sudo wget -O /etc/yum.repos.d/jenkins.repo <text:a xlink:type="simple" xlink:href="https://pkg.jenkins.io/redhat-stable/jenkins.repo" text:style-name="Internet_20_link" text:visited-style-name="Visited_20_Internet_20_Link">https://pkg.jenkins.io/redhat-stable/jenkins.repo</text:a></text:p>
      <text:p text:style-name="P16">sudo rpm --import <text:a xlink:type="simple" xlink:href="https://pkg.jenkins.io/redhat-stable/jenkins.io-2023.key" text:style-name="Internet_20_link" text:visited-style-name="Visited_20_Internet_20_Link">https://pkg.jenkins.io/redhat-stable/jenkins.io-2023.key</text:a></text:p>
      <text:p text:style-name="P16"/>
      <text:p text:style-name="P16">amazon-linux-extras install epel</text:p>
      <text:p text:style-name="P16">amazon-linux-extras install java-openjdk11</text:p>
      <text:p text:style-name="P16"/>
      <text:p text:style-name="P16">yum install -y jenkins</text:p>
      <text:p text:style-name="P16"/>
      <text:p text:style-name="P16">systemctl enable jenkins</text:p>
      <text:p text:style-name="P16">systemctl start jenkins</text:p>
      <text:p text:style-name="P16"/>
      <text:p text:style-name="P16">yum install -y git</text:p>
      <text:p text:style-name="P16"/>
      <text:p text:style-name="P11">GUI side:</text:p>
      <text:p text:style-name="P17">We won’t install the recommended plugins in Jenkins, skip and go inside.</text:p>
      <text:p text:style-name="P17"/>
      <text:p text:style-name="P17">Install github → Manage Jenkins – Manage Plugins – Available Plugins – search for Github and install without restarting (is not necessary for Github)</text:p>
      <text:p text:style-name="P17"/>
      <text:p text:style-name="P17">When is done go to top page.</text:p>
      <text:p text:style-name="P17"/>
      <text:p text:style-name="P18">Set up Git: <text:s/>Manage Jenkins – Global Tool configuration – Git installation – name it Git – Path to git executable: leave git (if is not working go to the sever and get the full path, whereis git)</text:p>
      <text:p text:style-name="P19">Apply and save</text:p>
      <text:p text:style-name="P19"/>
      <text:p text:style-name="P12">Create job to pull code from github:</text:p>
      <text:p text:style-name="P20">Create new job – Name: PullCodeFromGithub – freestyle – Description: Pull Code From GitHub – Source Code Management: Git – get the url of your code, jsc0/hello-world , paste it into repository url – credentials not needed because is a public repo – <text:span text:style-name="T8">apply and save.</text:span></text:p>
      <text:p text:style-name="P20"/>
      <text:p text:style-name="P21">Build now.</text:p>
      <text:p text:style-name="P21"/>
      <text:p text:style-name="P21">This is gonna clone the code, if successful you will see: <text:s/></text:p>
      <text:p text:style-name="P21"/>
      <text:p text:style-name="P47"><text:soft-page-break/>Building in workspace /var/lib/jenkins/workspace/PullCodeFromGithub</text:p>
      <text:p text:style-name="P47">[…]</text:p>
      <text:p text:style-name="P21"><text:span text:style-name="T9">Cloning repository </text:span><text:a xlink:type="simple" xlink:href="https://github.com/jsc0/hello-world.git" text:style-name="Internet_20_link" text:visited-style-name="Visited_20_Internet_20_Link"><text:span text:style-name="T9">https://github.com/jsc0/hello-world.git</text:span></text:a></text:p>
      <text:p text:style-name="P47">[…]</text:p>
      <text:p text:style-name="P47">Finished: SUCCESS</text:p>
      <text:p text:style-name="P17"/>
      <text:p text:style-name="P22">Check where the code is in jenkins-server: Go to <text:span text:style-name="T10">/var/lib/jenkins/workspace/PullCodeFromGithub</text:span></text:p>
      <text:p text:style-name="P22"/>
      <text:p text:style-name="P13"/>
      <text:p text:style-name="P13"/>
      <text:p text:style-name="P13"/>
      <text:p text:style-name="P13"/>
      <text:p text:style-name="P5"><text:span text:style-name="T11">Install Maven:</text:span><text:span text:style-name="T2"> </text:span><text:span text:style-name="T3">Because we are using Java we will need to install Maven. </text:span></text:p>
      <text:p text:style-name="P5"/>
      <text:p text:style-name="P41">We will install it in the same jenkins server to reduce complexity but you can have your dedicated build server. </text:p>
      <text:p text:style-name="P23"/>
      <text:p text:style-name="P23">You have to download it into the jenkins server.</text:p>
      <text:p text:style-name="P23"/>
      <text:p text:style-name="P24">Go to the maven download website and copy the link for the tar.gz</text:p>
      <text:p text:style-name="P24"/>
      <text:p text:style-name="P24">On the jenkins server: <text:tab/></text:p>
      <text:p text:style-name="P24">Get into /opt</text:p>
      <text:p text:style-name="P24"/>
      <text:p text:style-name="P24">Run wget, this is the one I downloaded:</text:p>
      <text:p text:style-name="P24">wget <text:a xlink:type="simple" xlink:href="https://dlcdn.apache.org/maven/maven-3/3.9.2/binaries/apache-maven-3.9.2-bin.tar.gz" text:style-name="Internet_20_link" text:visited-style-name="Visited_20_Internet_20_Link">https://dlcdn.apache.org/maven/maven-3/3.9.2/binaries/apache-maven-3.9.2-bin.tar.gz</text:a></text:p>
      <text:p text:style-name="P24"/>
      <text:p text:style-name="P25">Untar the file: <text:s text:c="2"/>tar -xvzf apache-maven-3.9.2-bin.tar.gz </text:p>
      <text:p text:style-name="P25"/>
      <text:p text:style-name="P26">Change the name to the folder created to maven.</text:p>
      <text:p text:style-name="P26"/>
      <text:p text:style-name="P27">Get inside /opt/maven/bin</text:p>
      <text:p text:style-name="P27"/>
      <text:p text:style-name="P3">Run commands in cli:</text:p>
      <text:p text:style-name="P27">Inside /bin run:</text:p>
      <text:p text:style-name="P3">./mvn -v</text:p>
      <text:p text:style-name="P48">Apache Maven 3.9.2 (c9616018c7a021c1c39be70fb2843d6f5f9b8a1c)</text:p>
      <text:p text:style-name="P48">Maven home: /opt/maven</text:p>
      <text:p text:style-name="P48">Java version: 11.0.18, vendor: Red Hat, Inc., runtime: /usr/lib/jvm/java-11-openjdk-11.0.18.0.10-1.amzn2.0.1.x86_64</text:p>
      <text:p text:style-name="P48">Default locale: en_US, platform encoding: UTF-8</text:p>
      <text:p text:style-name="P48">OS name: "linux", version: "5.10.177-158.645.amzn2.x86_64", arch: "amd64", family: "unix"</text:p>
      <text:p text:style-name="P17"/>
      <text:p text:style-name="P4">Set up env var:</text:p>
      <text:p text:style-name="P28">If you run mvn -v in another directory won’t work. You have to set up environment variables.</text:p>
      <text:p text:style-name="P28"/>
      <text:p text:style-name="P30">We will do it in root’s EV file only.</text:p>
      <text:p text:style-name="P30"/>
      <text:p text:style-name="P30">vi /root/.bashrc_profile</text:p>
      <text:p text:style-name="P30"/>
      <text:p text:style-name="P28">M2_HOME=/opt/maven</text:p>
      <text:p text:style-name="P28">M2=/opt/maven/bin</text:p>
      <text:p text:style-name="P29">JAVA_HOME<text:span text:style-name="T13">=/usr/lib/jvm/java-11-openjdk-11.0.18.0.10-1.amzn2.0.1.x86_64</text:span></text:p>
      <text:p text:style-name="P29"/>
      <text:p text:style-name="P33">Add the following to the already existing Path:</text:p>
      <text:p text:style-name="P33"><text:soft-page-break/>PATH=$PATH:$HOME/bin:<text:span text:style-name="T14">$JAVA_HOME:$M2_HOME:$M2</text:span></text:p>
      <text:p text:style-name="P17"/>
      <text:p text:style-name="P32">To find the Java_home path: <text:s/></text:p>
      <text:p text:style-name="P32">find / -name jvm</text:p>
      <text:p text:style-name="P33">find / -name java-11*</text:p>
      <text:p text:style-name="P33"/>
      <text:p text:style-name="P31">You have to see something like this if you ll: <text:s text:c="2"/>java-11-openjdk-11.0.18.0.10-1.amzn2.0.1.x86_64</text:p>
      <text:p text:style-name="P31"/>
      <text:p text:style-name="P34">When you have all done do: <text:s/>source .bash_profile</text:p>
      <text:p text:style-name="P34"/>
      <text:p text:style-name="P34">You can now run: mvn -v from any directory for the user root.</text:p>
      <text:p text:style-name="P34"/>
      <text:p text:style-name="P35"><text:span text:style-name="T16">Install </text:span><text:span text:style-name="T17">and configure </text:span><text:span text:style-name="T16">Maven plugin:</text:span> On the jenkins <text:span text:style-name="T19">GUI</text:span>.</text:p>
      <text:p text:style-name="P35"/>
      <text:p text:style-name="P36">Install it:</text:p>
      <text:p text:style-name="P35">Manage Jenkins – Plugin Manager – Available plugins: Maven Integration – <text:span text:style-name="T18">Install without restart.</text:span></text:p>
      <text:p text:style-name="P31"/>
      <text:p text:style-name="P36">Configure it:</text:p>
      <text:p text:style-name="P36">Manage Jenkins – Global tool configuration – add JDK – Name: java-11 – JAVA_HOME: /usr/lib/jvm/java-11-openjdk-11.0.18.0.10-1.amzn2.0.1.x86_64</text:p>
      <text:p text:style-name="P36">ignore the error message.</text:p>
      <text:p text:style-name="P17"/>
      <text:p text:style-name="P37">Add Maven:</text:p>
      <text:p text:style-name="P37">Same page – Add maven – name: maven-3.8.3 – MAVEN_HOME: /opt/maven</text:p>
      <text:p text:style-name="P37"/>
      <text:p text:style-name="P37">Apply and Save.</text:p>
      <text:p text:style-name="P37"/>
      <text:p text:style-name="P6"><text:span text:style-name="T11">Create the job </text:span><text:span text:style-name="T12">to build the code</text:span><text:span text:style-name="T11">:</text:span><text:span text:style-name="T4"> </text:span><text:span text:style-name="T5">Will generate an Artifact called webapp.war</text:span></text:p>
      <text:p text:style-name="P38"/>
      <text:p text:style-name="P38">New item – select maven project and name it: FirstMavenProject, the same on description – git – repository URL: <text:a xlink:type="simple" xlink:href="https://github.com/jsc0/hello-world.git" text:style-name="Internet_20_link" text:visited-style-name="Visited_20_Internet_20_Link">https://github.com/jsc0/hello-world.git</text:a> build: Root POM: pom.xml – Goals and options: clean installation</text:p>
      <text:p text:style-name="P38">Apply &amp; save – <text:span text:style-name="T20">Build now, will take a while.</text:span></text:p>
      <text:p text:style-name="P38"/>
      <text:p text:style-name="P39">After running the job it have to be created the Artifact, have to be in /var/lib/jenkins/workspace/FirstMavenProject/webapp/target/<text:span text:style-name="T14">webapp.war</text:span></text:p>
      <text:p text:style-name="P38"/>
      <text:p text:style-name="P38"/>
      <text:p text:style-name="P39">You can see it via GUI – Workspace and the same path than above.</text:p>
      <text:p text:style-name="P39"/>
      <text:p text:style-name="P40">-------------------------------------------------------------------------------------------------------------------</text:p>
      <text:p text:style-name="P14">How to deploy our code in our target environment:</text:p>
      <text:p text:style-name="P17"/>
      <text:p text:style-name="P15">To Set Up:</text:p>
      <text:p text:style-name="P42">Linux EC2 Instance</text:p>
      <text:p text:style-name="P42">Install Java</text:p>
      <text:p text:style-name="P42">Configure Tomcat</text:p>
      <text:p text:style-name="P42">Start Tomcat Server</text:p>
      <text:p text:style-name="P42">Access Web UI on port 8080</text:p>
      <text:p text:style-name="P42"/>
      <text:p text:style-name="P42"/>
      <text:p text:style-name="P42"/>
      <text:p text:style-name="P7"><text:soft-page-break/>Linux instance:</text:p>
      <text:p text:style-name="P43">Create it like jenkins server.</text:p>
      <text:p text:style-name="P43">Just create a new Security Group, call it DevOps_Security_Group and open the tcp 8080, ssh as well.</text:p>
      <text:p text:style-name="P43"/>
      <text:p text:style-name="P43"/>
      <text:p text:style-name="P8">Install Java and Tomcat: <text:span text:style-name="T1">As root</text:span></text:p>
      <text:p text:style-name="P8">Java:</text:p>
      <text:p text:style-name="P44">- Once the instance is running: amazon-linux-extras install java-openjdk11 <text:span text:style-name="T21"/></text:p>
      <text:p text:style-name="P44">- Check it works: <text:s/>java -version</text:p>
      <text:p text:style-name="P44"/>
      <text:p text:style-name="P44"/>
      <text:p text:style-name="P49"><text:span text:style-name="T15">Tomcat:</text:span><text:span text:style-name="T6"> </text:span><text:a xlink:type="simple" xlink:href="https://github.com/yankils/Simple-DevOps-Project/blob/master/Tomcat/tomcat_installation.MD" text:style-name="Internet_20_link" text:visited-style-name="Visited_20_Internet_20_Link"><text:span text:style-name="T7">Install Tomcat</text:span></text:a></text:p>
      <text:p text:style-name="P53">User: admin</text:p>
      <text:p text:style-name="P53">password: admin</text:p>
      <text:p text:style-name="P45"/>
      <text:p text:style-name="P53">User: tomcat</text:p>
      <text:p text:style-name="P53">pass: s3cret</text:p>
      <text:p text:style-name="P45"/>
      <text:p text:style-name="P49"><text:span text:style-name="T6">Get the link to download tomcat from the official site: </text:span><text:a xlink:type="simple" xlink:href="https://tomcat.apache.org/download-90.cgi" text:style-name="Internet_20_link" text:visited-style-name="Visited_20_Internet_20_Link"><text:span text:style-name="T6">Download the tar.gz version</text:span></text:a></text:p>
      <text:p text:style-name="P45">Move to /opt</text:p>
      <text:p text:style-name="P45">wget <text:a xlink:type="simple" xlink:href="https://dlcdn.apache.org/tomcat/tomcat-9/v9.0.75/bin/apache-tomcat-9.0.75.tar.gz" text:style-name="Internet_20_link" text:visited-style-name="Visited_20_Internet_20_Link">https://dlcdn.apache.org/tomcat/tomcat-9/v9.0.75/bin/apache-tomcat-9.0.75.tar.gz</text:a></text:p>
      <text:p text:style-name="P45"/>
      <text:p text:style-name="P45">Extract: tar -xvzf apache-tomcat-9.0.75.tar.gz </text:p>
      <text:p text:style-name="P17">mv apache-tomcat-9.0.75/ tomcat</text:p>
      <text:p text:style-name="P17"/>
      <text:p text:style-name="P9">Start Tomcat:</text:p>
      <text:p text:style-name="P46">cd /opt/tomcat/bin</text:p>
      <text:p text:style-name="P46">./startup.sh</text:p>
      <text:p text:style-name="P46"/>
      <text:p text:style-name="P46">You should be able to access it by public_ip:8080</text:p>
      <text:p text:style-name="P17"/>
      <text:p text:style-name="P66">Create soft links to start/stop tomcat from elswere:</text:p>
      <text:p text:style-name="P17">ln -s /opt/tomcat/bin/startup.sh /usr/local/bin/tomcatup</text:p>
      <text:p text:style-name="P17">ln -s /opt/tomcat/bin/shutdown.sh /usr/local/bin/tomcatdown</text:p>
      <text:p text:style-name="P17"/>
      <text:p text:style-name="P9">Log In into tomcat:</text:p>
      <text:p text:style-name="P46">If you click on Manage App on the tomcat main page will give you 403 error, to modify the restrictions you need to modify context.xml, go to:</text:p>
      <text:p text:style-name="P46"/>
      <text:p text:style-name="P46">cd /opt/tomcat</text:p>
      <text:p text:style-name="P46">find / -name context.xml</text:p>
      <text:p text:style-name="P46"/>
      <text:p text:style-name="P46">/opt/tomcat/conf/context.xml</text:p>
      <text:p text:style-name="P46">/opt/tomcat/webapps/docs/META-INF/context.xml</text:p>
      <text:p text:style-name="P46">/opt/tomcat/webapps/<text:span text:style-name="T14">examples</text:span>/META-INF/context.xml</text:p>
      <text:p text:style-name="P46">/opt/tomcat/webapps/host-manager/META-INF/context.xml</text:p>
      <text:p text:style-name="P46">/opt/tomcat/webapps/manager/META-INF/context.xml</text:p>
      <text:p text:style-name="P17"/>
      <text:p text:style-name="P46">Comment this line in all the files except the examples one:<text:line-break/> <text:s/><text:span text:style-name="T14"><text:s text:c="6"/>&lt;!-- <text:s/></text:span>&lt;Valve className="org.apache.catalina.valves.RemoteAddrValve"</text:p>
      <text:p text:style-name="P46"><text:s text:c="8"/>allow="127\.\d+\.\d+\.\d+|::1|0:0:0:0:0:0:0:1" /&gt; <text:span text:style-name="T14">--&gt;</text:span></text:p>
      <text:p text:style-name="P17"><text:soft-page-break/></text:p>
      <text:p text:style-name="P9">Create the users:</text:p>
      <text:p text:style-name="P46">Go to: /opt/tomcat/conf/tomcat-users.xsd</text:p>
      <text:p text:style-name="P46"/>
      <text:p text:style-name="P46">Remove the commented users and the comentary lines &lt;!-- --&gt;</text:p>
      <text:p text:style-name="P17"/>
      <text:p text:style-name="P46">And paste:</text:p>
      <text:p text:style-name="P46"/>
      <text:p text:style-name="P17">&lt;role rolename="manager-gui"/&gt;</text:p>
      <text:p text:style-name="P17">&lt;role rolename="manager-script"/&gt;</text:p>
      <text:p text:style-name="P17">&lt;role rolename="manager-jmx"/&gt;</text:p>
      <text:p text:style-name="P17">&lt;role rolename="manager-status"/&gt;</text:p>
      <text:p text:style-name="P17">&lt;user username="<text:span text:style-name="T14">admin</text:span>" password="<text:span text:style-name="T14">admin</text:span>" roles="manager-gui, manager-script, manager-jmx, manager-status"/&gt;</text:p>
      <text:p text:style-name="P17">&lt;user username="deployer" password="deployer" roles="manager-script"/&gt;</text:p>
      <text:p text:style-name="P17">&lt;user username="<text:span text:style-name="T14">tomcat</text:span>" password="<text:span text:style-name="T14">s3cret</text:span>" roles="manager-gui"/&gt;</text:p>
      <text:p text:style-name="P17"/>
      <text:p text:style-name="P56">-------------------------------------------------------------------------------------------------------------------</text:p>
      <text:p text:style-name="P72">Integrate Tomcat with Jenkins:</text:p>
      <text:p text:style-name="P17"/>
      <text:p text:style-name="P64">We will create a new job that can do the build and deploy into the target server.</text:p>
      <text:p text:style-name="P17"/>
      <text:p text:style-name="P69">Install container plugin:</text:p>
      <text:p text:style-name="P58">Install “Deploy to container” jenkins plugin;</text:p>
      <text:p text:style-name="P58">Manage Jenkins – Plugin Manager – Deploy to container , tick it – Install without restarted</text:p>
      <text:p text:style-name="P58"/>
      <text:p text:style-name="P69">Add deployer credentials:</text:p>
      <text:p text:style-name="P58">Go back to dashboard – Manage Jenkins – Credentials – System – Global Credentials – Add credentials – User: deployer, pass: deployer, id: tomcat_deployer</text:p>
      <text:p text:style-name="P17"/>
      <text:p text:style-name="P59"><text:span text:style-name="T14">Create new Job:</text:span> Maven project, call it BuildAndDeployJob</text:p>
      <text:p text:style-name="P59"/>
      <text:p text:style-name="P59">Description: Build code with help of Maven and deploy it to Tomcat server</text:p>
      <text:p text:style-name="P59"/>
      <text:p text:style-name="P59">Enable git and paste your url to your github repo: <text:a xlink:type="simple" xlink:href="https://github.com/jsc0/hello-world.git" text:style-name="Internet_20_link" text:visited-style-name="Visited_20_Internet_20_Link">https://github.com/jsc0/hello-world.git</text:a></text:p>
      <text:p text:style-name="P59"/>
      <text:p text:style-name="P60"><text:span text:style-name="T14">Add post build action:</text:span> Deploy war/ear to a container</text:p>
      <text:p text:style-name="P60"/>
      <text:p text:style-name="P60">Get the webapp.war file: <text:span text:style-name="T22">This is the full path: </text:span>/var/lib/jenkins/workspace/FirstMavenProject/webapp/target/webapp.war</text:p>
      <text:p text:style-name="P60"/>
      <text:p text:style-name="P61">But you have to add:</text:p>
      <text:p text:style-name="P61">webapp/target/webapp.war</text:p>
      <text:p text:style-name="P61"/>
      <text:p text:style-name="P61">or even: <text:s/><text:span text:style-name="T14">**/*.wa </text:span><text:s/></text:p>
      <text:p text:style-name="P61">You get this by clicking the question mark </text:p>
      <text:p text:style-name="P61"/>
      <text:p text:style-name="P61">Containers: Add container → Use Tomcat 8x <text:span text:style-name="T23">Remote</text:span></text:p>
      <text:p text:style-name="P61"/>
      <text:p text:style-name="P62">Select the deployer credentials</text:p>
      <text:p text:style-name="P62"/>
      <text:p text:style-name="P63"><text:span text:style-name="T14">Tomcat URL:</text:span> IP of the <text:span text:style-name="T25">tomcat </text:span>server :8080</text:p>
      <text:p text:style-name="P17"><text:a xlink:type="simple" xlink:href="http://34.245.55.251:8080/" text:style-name="Internet_20_link" text:visited-style-name="Visited_20_Internet_20_Link"><text:soft-page-break/>http://34.245.55.251:8080/</text:a> → <text:span text:style-name="T24">this will change after every server restart.</text:span></text:p>
      <text:p text:style-name="P17"/>
      <text:p text:style-name="P64">Apply &amp; Save</text:p>
      <text:p text:style-name="P64"/>
      <text:p text:style-name="P70">Run the job:<text:span text:style-name="T1"> Build Now, will take a while and if all is fine you will have Success.</text:span></text:p>
      <text:p text:style-name="P70"><text:span text:style-name="T1"/></text:p>
      <text:p text:style-name="P70">To see the website:<text:span text:style-name="T1"> Go to the tomcat gui – Manager App – you will see a new folder called webapp, click on it – you will appear in the website uploaded to your hello world project.</text:span></text:p>
      <text:p text:style-name="P70"><text:span text:style-name="T1"/></text:p>
      <text:p text:style-name="P70">To see the code on github:<text:span text:style-name="T1"> <text:s text:c="2"/>hello-world/webapp/src/main/webapp/</text:span>index.jsp</text:p>
      <text:p text:style-name="P70"><text:span text:style-name="T1"/></text:p>
      <text:p text:style-name="P71">To see the new .war file in the Jenkins server:</text:p>
      <text:p text:style-name="P71"><text:span text:style-name="T1">/var/lib/jenkins/workspace/BuildAndDeployJob/webapp/target/</text:span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oft-page-break/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  <text:p text:style-name="P7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5-10T16:25:54.416700867</meta:creation-date>
    <dc:date>2023-05-15T17:15:29.905562193</dc:date>
    <dc:creator>sdfgsdfg sdfgsdfgsd</dc:creator>
    <meta:editing-duration>PT7H4M34S</meta:editing-duration>
    <meta:editing-cycles>61</meta:editing-cycles>
    <meta:generator>LibreOffice/7.5.1.2$MacOSX_X86_64 LibreOffice_project/fcbaee479e84c6cd81291587d2ee68cba099e129</meta:generator>
    <meta:document-statistic meta:table-count="0" meta:image-count="0" meta:object-count="0" meta:page-count="7" meta:paragraph-count="165" meta:word-count="1058" meta:character-count="8201" meta:non-whitespace-character-count="7227"/>
  </office:meta>
</office:document-meta>
</file>